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9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30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2664" calcext:value-type="float">
            <text:p>43.4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112" calcext:value-type="float">
            <text:p>42.8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2456" calcext:value-type="float">
            <text:p>43.2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6776" calcext:value-type="float">
            <text:p>43.5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6-01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1808" calcext:value-type="float">
            <text:p>43.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3-0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1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10-01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1624" calcext:value-type="float">
            <text:p>42.7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3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11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07086021301</text:p>
          </table:table-cell>
          <table:table-cell office:value-type="string" calcext:value-type="string">
            <text:p>MARION 41 (MA 41)</text:p>
          </table:table-cell>
          <table:table-cell office:value-type="string" calcext:value-type="string">
            <text:p>2017-05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52" meta:object-count="0"/>
    <meta:user-defined meta:name="AppVersion">3.0</meta:user-defined>
  </office:meta>
</office:document-meta>
</file>